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AE1000013237ABC5182.svm"/>
  <manifest:file-entry manifest:media-type="" manifest:full-path="Pictures/20000007000026DB00002471798A9981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fr" fo:country="FR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1pt" fo:language="fr" fo:country="FR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1pt" fo:language="fr" fo:country="FR" fo:font-style="normal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1pt" fo:language="fr" fo:country="FR" fo:font-style="italic" style:text-underline-style="none" fo:font-weight="bold" style:font-name-asian="Times New Roman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1pt" fo:language="fr" fo:country="FR" fo:font-weight="normal" style:font-size-asian="11pt" style:font-weight-asian="normal" style:font-size-complex="11pt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1pt" fo:language="fr" fo:country="FR" fo:font-weight="normal" style:font-size-asian="11pt" style:font-weight-asian="normal" style:font-size-complex="11pt" style:font-weight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fo:font-size="11pt" fo:language="fr" fo:country="FR" fo:font-weight="normal" style:font-size-asian="11pt" style:font-weight-asian="normal" style:font-size-complex="11pt" style:font-weight-complex="normal"/>
    </style:style>
    <style:style style:name="P11" style:family="paragraph" style:parent-style-name="Standard" style:list-style-name="L3">
      <style:paragraph-properties fo:text-align="justify" style:justify-single-word="false"/>
      <style:text-properties style:font-name="Times New Roman" fo:font-size="11pt" fo:language="fr" fo:country="FR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2" style:family="paragraph" style:parent-style-name="Standard" style:list-style-name="L4">
      <style:paragraph-properties fo:text-align="justify" style:justify-single-word="false"/>
      <style:text-properties style:font-name="Times New Roman" fo:font-size="11pt" fo:language="fr" fo:country="FR" fo:font-style="normal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13" style:family="paragraph">
      <style:paragraph-properties fo:text-align="center"/>
    </style:style>
    <style:style style:name="P14" style:family="paragraph">
      <style:text-properties fo:color="#0000cc" fo:font-size="8pt" style:font-size-asian="8pt" style:font-size-complex="8pt"/>
    </style:style>
    <style:style style:name="P15" style:family="paragraph">
      <style:text-properties fo:color="#0000cc" fo:font-size="9pt" style:font-size-asian="9pt" style:font-size-complex="9pt"/>
    </style:style>
    <style:style style:name="P16" style:family="paragraph"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ff00cc"/>
    </style:style>
    <style:style style:name="T5" style:family="text">
      <style:text-properties fo:color="#ff00cc" fo:font-weight="normal" style:font-weight-asian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0000cc" fo:font-size="8pt" style:font-size-asian="8pt" style:font-size-complex="8pt"/>
    </style:style>
    <style:style style:name="T9" style:family="text">
      <style:text-properties fo:color="#009900" fo:font-size="8pt" style:font-size-asian="8pt" style:font-size-complex="8pt"/>
    </style:style>
    <style:style style:name="T10" style:family="text">
      <style:text-properties fo:color="#0000cc" fo:font-size="9pt" style:font-size-asian="9pt" style:font-size-complex="9pt"/>
    </style:style>
    <style:style style:name="T11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cccccc" draw:textarea-horizontal-align="center" draw:textarea-vertical-align="middle" style:run-through="foreground"/>
    </style:style>
    <style:style style:name="gr3" style:family="graphic">
      <style:graphic-properties draw:stroke="none" svg:stroke-color="#000000" draw:fill="none" draw:fill-color="#ffffff" fo:min-height="1.757cm" style:run-through="foreground"/>
    </style:style>
    <style:style style:name="gr4" style:family="graphic">
      <style:graphic-properties draw:stroke="none" svg:stroke-color="#000000" draw:fill="none" draw:fill-color="#ffffff" fo:min-height="10.712cm" style:run-through="foreground"/>
    </style:style>
    <style:style style:name="gr5" style:family="graphic">
      <style:graphic-properties draw:stroke="none" svg:stroke-color="#000000" draw:fill="none" draw:fill-color="#ffffff" fo:min-height="3.41cm" style:run-through="foreground"/>
    </style:style>
    <style:style style:name="gr6" style:family="graphic">
      <style:graphic-properties svg:stroke-color="#000000" draw:marker-end="Arrow_20_concave" draw:marker-end-width="0.15cm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529cm" style:run-through="foreground"/>
    </style:style>
    <style:style style:name="gr8" style:family="graphic">
      <style:graphic-properties draw:stroke="none" svg:stroke-color="#000000" draw:fill="none" draw:fill-color="#ffffff" fo:min-height="1.462cm" style:run-through="foreground"/>
    </style:style>
    <style:style style:name="gr9" style:family="graphic">
      <style:graphic-properties draw:stroke="none" svg:stroke-color="#000000" draw:fill="none" draw:fill-color="#ffffff" fo:min-height="5.357cm" style:run-through="foreground"/>
    </style:style>
    <style:style style:name="gr10" style:family="graphic">
      <style:graphic-properties draw:stroke="none" svg:stroke-color="#000000" draw:fill="none" draw:fill-color="#ffffff" fo:min-height="3.9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marker-end="Arrow_20_concave" draw:marker-end-width="0.15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4.383cm" style:run-through="foreground"/>
    </style:style>
    <style:style style:name="gr13" style:family="graphic">
      <style:graphic-properties draw:stroke="none" svg:stroke-color="#000000" draw:fill="none" draw:fill-color="#ffffff" fo:min-height="0.7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3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8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3.896cm" style:run-through="foreground"/>
    </style:style>
    <style:style style:name="gr17" style:family="graphic">
      <style:graphic-properties draw:stroke="none" svg:stroke-color="#000000" draw:fill="none" draw:fill-color="#ffffff" fo:min-height="0.97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2.923cm" style:run-through="foreground"/>
    </style:style>
    <style:style style:name="gr19" style:family="graphic">
      <style:graphic-properties draw:stroke="none" svg:stroke-color="#000000" draw:fill="none" draw:fill-color="#ffffff" fo:min-height="4.87cm" style:run-through="foreground"/>
    </style:style>
    <style:style style:name="gr20" style:family="graphic">
      <style:graphic-properties draw:stroke="none" svg:stroke-color="#000000" draw:fill="none" draw:fill-color="#ffffff" fo:min-height="1.0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1.715cm" style:run-through="foreground"/>
    </style:style>
    <style:style style:name="gr22" style:family="graphic">
      <style:graphic-properties draw:stroke="none" svg:stroke-color="#000000" draw:fill="none" draw:fill-color="#ffffff" fo:min-height="0.52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color="#000000" draw:marker-end="Arrow_20_concave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fo:min-height="1.46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color="#000000" draw:fill="none" draw:fill-color="#ffffff" fo:min-height="1.949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>Unité centrale</text:p>
      <text:p text:style-name="P4">Conception</text:p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table-of-content text:style-name="Sect1" text:protected="true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Rappel du contexte</text:h>
      <text:p text:style-name="Text_20_body"/>
      <text:p text:style-name="Text_20_body"/>
      <text:p text:style-name="P8"/>
      <text:p text:style-name="P8">Le système de gestion automatisée des climatisations contient :</text:p>
      <text:list xml:id="list1332696969071329687" text:style-name="L1">
        <text:list-item>
          <text:p text:style-name="P9">4 climatisations,</text:p>
        </text:list-item>
        <text:list-item>
          <text:p text:style-name="P9">4 dispositifs de commande associés à chaque climatisation (Remote Device),</text:p>
        </text:list-item>
        <text:list-item>
          <text:p text:style-name="P9">1 système de mesure des puissances au niveau du réseau Enedis (via un SmartMeter de Fronius),</text:p>
        </text:list-item>
        <text:list-item>
          <text:p text:style-name="P9">l'unité centrale qui gère l'ensemble du système, </text:p>
        </text:list-item>
        <text:list-item>
          <text:p text:style-name="P9">l'utilisateur qui est indispensable au paramétrage, et qui peut agir sur le système en cours de fonctionnement.</text:p>
        </text:list-item>
      </text:list>
      <text:p text:style-name="P8"/>
      <text:p text:style-name="P8"/>
      <text:p text:style-name="P8"><draw:frame draw:style-name="fr1" draw:name="images1" text:anchor-type="paragraph" svg:x="1.812cm" svg:y="0.233cm" svg:width="11.959cm" svg:height="8.569cm" draw:z-index="42"><draw:image xlink:href="Pictures/20000007000026DB00002471798A9981.svm" xlink:type="simple" xlink:show="embed" xlink:actuate="onLoad"/></draw:frame></text:p>
      <text:p text:style-name="P8"/>
      <text:p text:style-name="P8">L'unité centrale se décompose à son tour de la manière suivante :</text:p>
      <text:p text:style-name="P8"><draw:frame draw:style-name="fr1" draw:name="images2" text:anchor-type="paragraph" svg:x="0.81cm" svg:y="0.318cm" svg:width="13.469cm" svg:height="6.108cm" draw:z-index="43"><draw:image xlink:href="Pictures/2000000700002AE1000013237ABC5182.svm" xlink:type="simple" xlink:show="embed" xlink:actuate="onLoad"/></draw:frame></text:p>
      <text:p text:style-name="P8"><text:soft-page-break/>La partie rose est software. On trouve :</text:p>
      <text:list xml:id="list3301903308957126513" text:style-name="L2">
        <text:list-item>
          <text:p text:style-name="P10"><text:span text:style-name="T7">ComStack</text:span> : c'est la pile de communication qui permet d'échanger en half duplex par onde FSK à 433MHz avec les remote devices et le power meter. La pile se comporte comme un Xbee (My, Broadcast...)</text:p>
        </text:list-item>
        <text:list-item>
          <text:p text:style-name="P10"><text:span text:style-name="T7">HMI </text:span>: c'est l'interface homme-machine. Cela peut être un écran tactile ou bien un simple LCD et 4 boutons poussoirs,</text:p>
        </text:list-item>
        <text:list-item>
          <text:p text:style-name="P10"><text:span text:style-name="T2">CorePgm </text:span>: c'est le cœur du dispositif, le programme qui gère tout.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/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><text:soft-page-break/>Les menus d'écran</text:h>
      <text:p text:style-name="P7">Une LED bicolore indique la disponibilité de la puissance / suggestion charge VE</text:p>
      <text:p text:style-name="P7"><draw:frame text:anchor-type="paragraph" draw:z-index="6" draw:style-name="gr10" draw:text-style-name="P14" svg:width="4.319cm" svg:height="3.918cm" svg:x="10.636cm" svg:y="0.314cm"><draw:text-box><text:p><text:span text:style-name="T8">Mode</text:span></text:p><text:p><text:span text:style-name="T8">Heure</text:span></text:p><text:p><text:span text:style-name="T8">P_Grid</text:span></text:p><text:p><text:span text:style-name="T8">P_Inverter</text:span></text:p><text:p><text:span text:style-name="T9">Temp_Salon, Cons_Salon</text:span></text:p><text:p><text:span text:style-name="T9">Temp_SManger, Cons_SManger</text:span></text:p><text:p><text:span text:style-name="T9">Temp_Entrée, Cons_Entrée</text:span></text:p><text:p><text:span text:style-name="T9">Temp_Couloir, Cons_Couloir</text:span></text:p><text:p><text:span text:style-name="T9">Heure Debut jour/Nuit Salon</text:span></text:p><text:p><text:span text:style-name="T9">Heure Debut jour/Nuit SaManger</text:span></text:p><text:p><text:span text:style-name="T9">Heure Debut jour/Nuit Entree</text:span></text:p><text:p><text:span text:style-name="T9">Heure Debut jour/Nuit Couloir</text:span></text:p></draw:text-box></draw:frame></text:p>
      <text:p text:style-name="P7"><draw:g text:anchor-type="paragraph" draw:z-index="0" draw:style-name="gr1"><draw:rect draw:style-name="gr2" draw:text-style-name="P13" svg:width="4.573cm" svg:height="2.266cm" svg:x="1.535cm" svg:y="0.203cm"><text:p/></draw:rect><draw:frame draw:style-name="gr3" svg:width="4.044cm" svg:height="1.758cm" svg:x="1.895cm" svg:y="0.33cm"><draw:text-box><text:p>Loading please wait...</text:p><text:p/></draw:text-box></draw:frame></draw:g></text:p>
      <text:p text:style-name="P7"><draw:g text:anchor-type="paragraph" draw:z-index="3" draw:style-name="gr1"><draw:line draw:style-name="gr6" draw:text-style-name="P13" svg:x1="8.754cm" svg:y1="3.997cm" svg:x2="9.707cm" svg:y2="3.997cm"><text:p/></draw:line><draw:frame draw:style-name="gr7" svg:width="0.72cm" svg:height="0.53cm" svg:x="7.906cm" svg:y="3.657cm"><draw:text-box><text:p>Run</text:p></draw:text-box></draw:frame></draw:g><draw:g text:anchor-type="paragraph" draw:z-index="2" draw:style-name="gr1"><draw:rect draw:style-name="gr2" draw:text-style-name="P13" svg:width="4.573cm" svg:height="2.266cm" svg:x="1.471cm" svg:y="3.272cm"><text:p/></draw:rect><draw:frame draw:style-name="gr5" svg:width="4.044cm" svg:height="3.41cm" svg:x="1.831cm" svg:y="3.399cm"><draw:text-box><text:p><text:span text:style-name="T2">Menu Principal</text:span></text:p><text:p>&gt; Run</text:p><text:p>&gt; Configuration mode</text:p><text:p>&gt; VE en charge</text:p><text:p>&gt; Paramètres</text:p><text:p>&gt; Diagnostic</text:p><text:p/></draw:text-box></draw:frame></draw:g></text:p>
      <text:p text:style-name="P7"/>
      <text:p text:style-name="P7"/>
      <text:p text:style-name="P7"><draw:frame text:anchor-type="paragraph" draw:z-index="14" draw:style-name="gr15" draw:text-style-name="P16" svg:width="1.461cm" svg:height="0.89cm" svg:x="8.943cm" svg:y="0.164cm"><draw:text-box><text:p><text:span text:style-name="T11">En vert, typedef clim</text:span></text:p></draw:text-box></draw:frame></text:p>
      <text:p text:style-name="P7"><draw:line text:anchor-type="paragraph" draw:z-index="37" draw:style-name="gr23" draw:text-style-name="P13" svg:x1="6.466cm" svg:y1="0.31cm" svg:x2="9.683cm" svg:y2="1.495cm"><text:p/></draw:line></text:p>
      <text:p text:style-name="P7"/>
      <text:p text:style-name="P7"/>
      <text:p text:style-name="P7"><draw:g text:anchor-type="paragraph" draw:z-index="1" draw:style-name="gr1"><draw:rect draw:style-name="gr2" draw:text-style-name="P13" svg:width="5.102cm" svg:height="2.266cm" svg:x="10.213cm" svg:y="0.215cm"><text:p/></draw:rect><draw:frame draw:style-name="gr4" svg:width="4.511cm" svg:height="10.713cm" svg:x="10.615cm" svg:y="0.342cm"><draw:text-box><text:p><text:span text:style-name="T2">Infos disponibles...</text:span></text:p><text:p><text:span text:style-name="T3">&gt; Mode</text:span></text:p><text:p>&gt; Heure :</text:p><text:p>&gt; P Enedis W</text:p><text:p>&gt; P Onduleur W</text:p><text:p>&gt; Salon °C</text:p><text:p>&gt; demandé °C</text:p><text:p>&gt; S à manger °C</text:p><text:p>&gt; demandé °C</text:p><text:p>&gt; Entrée °C</text:p><text:p>&gt; demandé °C</text:p><text:p>&gt; Couloir °C</text:p><text:p>&gt; demandé °C</text:p><text:p>&gt; Salon...</text:p><text:p>&gt; S à manger …</text:p><text:p>&gt; Entrée …</text:p><text:p>&gt; Couloir...</text:p><text:p>&gt; Heure Début Jour</text:p><text:p>&gt; Heure Début Nuit</text:p><text:p/><text:p/><text:p/></draw:text-box></draw:frame></draw:g></text:p>
      <text:p text:style-name="P7"/>
      <text:p text:style-name="P7"/>
      <text:p text:style-name="P7"><draw:line text:anchor-type="paragraph" draw:z-index="38" draw:style-name="gr23" draw:text-style-name="P13" svg:x1="8.202cm" svg:y1="1.04cm" svg:x2="9.79cm" svg:y2="0.4cm"><text:p/></draw:line></text:p>
      <text:p text:style-name="P7"><draw:frame text:anchor-type="paragraph" draw:z-index="39" draw:style-name="gr24" svg:width="2.075cm" svg:height="1.463cm" svg:x="6.911cm" svg:y="0.194cm"><draw:text-box><text:p>Après 10sec d'inaction</text:p></draw:text-box></draw:frame></text:p>
      <text:p text:style-name="P7"/>
      <text:p text:style-name="P7"/>
      <text:p text:style-name="P7"/>
      <text:p text:style-name="P7"/>
      <text:p text:style-name="P7"><draw:frame text:anchor-type="paragraph" draw:z-index="27" draw:style-name="gr15" draw:text-style-name="P16" svg:width="1.461cm" svg:height="0.89cm" svg:x="8.371cm" svg:y="0.263cm"><draw:text-box><text:p><text:span text:style-name="T11">Sous Menu !</text:span>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2" text:outline-level="2">Configuration Mode</text:h>
      <text:p text:style-name="P7"/>
      <text:list xml:id="list7580852150168176475" text:style-name="L3">
        <text:list-item>
          <text:p text:style-name="P11"><text:span text:style-name="T2">Off :</text:span> les Remote Devices n'activent plus les climatisations. Il ne font que donner la température</text:p>
        </text:list-item>
        <text:list-item>
          <text:p text:style-name="P11"><text:span text:style-name="T2">Mode Vacances:</text:span> Chaque climatisation possède une consigne de température pour le jour et pour la nuit avec une plage horaire réglable. </text:p>
        </text:list-item>
      </text:list>
      <text:p text:style-name="P5"><text:tab/></text:p>
      <text:list xml:id="list4769398237522126349" text:style-name="L4">
        <text:list-item>
          <text:p text:style-name="P12"><text:span text:style-name="T4">Absence journée:</text:span><text:span text:style-name="T3"> Les consignes en journée, entre 8h et 16h00 sont diminuées de 2°.</text:span></text:p>
        </text:list-item>
        <text:list-item>
          <text:p text:style-name="P12"><text:span text:style-name="T4">Présence Matinée  :</text:span><text:span text:style-name="T3"> Les consignes en journée, entre 12h et 16h00 sont diminuées de 2°.</text:span></text:p>
        </text:list-item>
        <text:list-item>
          <text:p text:style-name="P12"><text:span text:style-name="T4">Présence Après-midi </text:span><text:span text:style-name="T5"> :</text:span><text:span text:style-name="T3"> Les consignes en journée, entre 8h et 11h00 sont diminuées de 2°</text:span></text:p>
        </text:list-item>
        <text:list-item>
          <text:p text:style-name="P12"><text:span text:style-name="T4">Mode Forcé </text:span><text:span text:style-name="T5">:</text:span><text:span text:style-name="T3"> la température est demandée pour toutes les climatisations.</text:span></text:p>
        </text:list-item>
        <text:list-item>
          <text:p text:style-name="P12">Mode Voyage <text:span text:style-name="T3">: La plage de vacances est spécifiée, les températures sont fixées à 15°C la nuit, 16°C le jour. 2 jours avant la fin des vacances, un mode excédent photovoltaique est programmé pour réchauffer la maison si soleil. 1 journée avant reprise en mode Présence journée</text:span></text:p>
        </text:list-item>
        <text:list-item>
          <text:p text:style-name="P12">Mode hebdomadaire <text:span text:style-name="T3">: semaine de travail à configurer</text:span></text:p>
        </text:list-item>
      </text:list>
      <text:p text:style-name="P5"/>
      <text:p text:style-name="P6">NB <text:span text:style-name="T3">: la configuration en mode </text:span><text:span text:style-name="T5">rose </text:span><text:span text:style-name="T3">rebascule automatiquement en mode hebdomadaire le matin <text:s/>suivant.</text:span></text:p>
      <text:p text:style-name="P5"/>
      <text:p text:style-name="P6"><text:soft-page-break/>NB <text:span text:style-name="T3">: pour chacun des 4 modes d'utilisation normale, on précise quelle clim sont utilisées (par défaut toutes). On peut vouloir en enlever selon cheminée ou pellet. On peut aussi privilégier la charge VE : l'excédent PV n'est alors jamais demandé.</text:span></text:p>
      <text:p text:style-name="P5"/>
      <text:p text:style-name="P5"><draw:frame text:anchor-type="paragraph" draw:z-index="11" draw:style-name="gr13" draw:text-style-name="P15" svg:width="1.144cm" svg:height="0.733cm" svg:x="4.053cm" svg:y="0.06cm"><draw:text-box><text:p><text:span text:style-name="T10">Mode</text:span></text:p><text:p><text:span text:style-name="T10"/></text:p></draw:text-box></draw:frame></text:p>
      <text:p text:style-name="P5"><draw:g text:anchor-type="paragraph" draw:z-index="5" draw:style-name="gr1"><draw:rect draw:style-name="gr2" draw:text-style-name="P13" svg:width="4.573cm" svg:height="2.266cm" svg:x="3.588cm" svg:y="0.346cm"><text:p/></draw:rect><draw:frame draw:style-name="gr9" svg:width="4.044cm" svg:height="5.358cm" svg:x="3.948cm" svg:y="0.473cm"><draw:text-box><text:p><text:span text:style-name="T2">Choisir un mode :</text:span></text:p><text:p>&gt; Off</text:p><text:p>&gt; Mode Vacances</text:p><text:p>&gt; Absence Journée </text:p><text:p>&gt; Présence Matinee </text:p><text:p>&gt; Présence Après-midi</text:p><text:p>&gt; Mode Forcé</text:p><text:p>&gt; Mode Hebdomadaire</text:p><text:p>&gt; Mode Voyage</text:p><text:p/><text:p/></draw:text-box></draw:frame></draw:g></text:p>
      <text:p text:style-name="P5"/>
      <text:p text:style-name="P5"><draw:g text:anchor-type="paragraph" draw:z-index="4" draw:style-name="gr1"><draw:line draw:style-name="gr6" draw:text-style-name="P13" svg:x1="1.713cm" svg:y1="0.665cm" svg:x2="3.416cm" svg:y2="0.665cm"><text:p/></draw:line><draw:frame draw:style-name="gr8" svg:width="1.287cm" svg:height="1.463cm" svg:x="0.201cm" svg:y="0.326cm"><draw:text-box><text:p>Config Mode</text:p></draw:text-box></draw:frame></draw:g></text:p>
      <text:list xml:id="list35647808" text:continue-list="list7580852150168176475" text:style-name="L3">
        <text:list-header>
          <text:p text:style-name="P11"><draw:line text:anchor-type="paragraph" draw:z-index="7" draw:style-name="gr11" draw:text-style-name="P13" svg:x1="4.74cm" svg:y1="0.439cm" svg:x2="6.645cm" svg:y2="0.439cm"><text:p/></draw:line></text:p>
        </text:list-header>
      </text:list>
      <text:p text:style-name="P7"><draw:line text:anchor-type="paragraph" draw:z-index="10" draw:style-name="gr11" draw:text-style-name="P13" svg:x1="8.16cm" svg:y1="0.356cm" svg:x2="10.065cm" svg:y2="0.356cm"><text:p/></draw:line><draw:frame text:anchor-type="paragraph" draw:z-index="34" draw:style-name="gr22" svg:width="0.72cm" svg:height="0.53cm" svg:x="10.276cm" svg:y="0.238cm"><draw:text-box><text:p>Run</text:p></draw:text-box></draw:frame></text:p>
      <text:p text:style-name="P7"><draw:line text:anchor-type="paragraph" draw:z-index="35" draw:style-name="gr11" draw:text-style-name="P13" svg:x1="8.16cm" svg:y1="0.379cm" svg:x2="10.065cm" svg:y2="0.379cm"><text:p/></draw:line></text:p>
      <text:p text:style-name="P7"><draw:line text:anchor-type="paragraph" draw:z-index="36" draw:style-name="gr11" draw:text-style-name="P13" svg:x1="8.16cm" svg:y1="0.356cm" svg:x2="10.065cm" svg:y2="0.356cm"><text:p/></draw:lin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2" text:outline-level="2"><text:span text:style-name="T6">VE en charge</text:span> </text:h>
      <text:p text:style-name="P7"/>
      <text:p text:style-name="P7"><draw:g text:anchor-type="paragraph" draw:z-index="40" draw:style-name="gr1"><draw:line draw:style-name="gr6" draw:text-style-name="P13" svg:x1="1.713cm" svg:y1="0.665cm" svg:x2="3.416cm" svg:y2="0.665cm"><text:p/></draw:line><draw:frame draw:style-name="gr8" svg:width="1.287cm" svg:height="1.463cm" svg:x="0.201cm" svg:y="0.326cm"><draw:text-box><text:p>VE en charge</text:p></draw:text-box></draw:frame></draw:g><draw:g text:anchor-type="paragraph" draw:z-index="41" draw:style-name="gr1"><draw:rect draw:style-name="gr2" draw:text-style-name="P13" svg:width="4.573cm" svg:height="2.266cm" svg:x="3.567cm" svg:y="0.198cm"><text:p/></draw:rect><draw:frame draw:style-name="gr25" svg:width="4.044cm" svg:height="1.95cm" svg:x="3.927cm" svg:y="0.325cm"><draw:text-box><text:p><text:span text:style-name="T2">VE en Charge...</text:span></text:p><text:p>&gt; Non</text:p><text:p/><text:p/></draw:text-box></draw:frame></draw:g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>Hiérarchie des menus</text:h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2" text:outline-level="2"><draw:frame text:anchor-type="paragraph" draw:z-index="12" draw:style-name="gr14" draw:text-style-name="P15" svg:width="2.604cm" svg:height="3.654cm" svg:x="11.165cm" svg:y="0.443cm"><draw:text-box><text:p><text:span text:style-name="T10">Typedef Clim</text:span></text:p><text:p><text:span text:style-name="T10">ID</text:span></text:p><text:p><text:span text:style-name="T10">TempJ</text:span></text:p><text:p><text:span text:style-name="T10">TempN</text:span></text:p><text:p><text:span text:style-name="T10">ConsTempJ</text:span></text:p><text:p><text:span text:style-name="T10">ConsTempN</text:span></text:p><text:p><text:span text:style-name="T10">HeureDebJour</text:span></text:p><text:p><text:span text:style-name="T10">HeureDebNuit</text:span></text:p><text:p><text:span text:style-name="T10">DeltaSecRmDvsUC</text:span></text:p><text:p><text:span text:style-name="T10"/></text:p></draw:text-box></draw:frame><text:soft-page-break/>Paramètres </text:h>
      <text:p text:style-name="Text_20_body"/>
      <text:h text:style-name="Heading_20_3" text:outline-level="3">Clim </text:h>
      <text:p text:style-name="P7"/>
      <text:p text:style-name="P7"/>
      <text:p text:style-name="P7"/>
      <text:p text:style-name="P7"><draw:g text:anchor-type="paragraph" draw:z-index="15" draw:style-name="gr1"><draw:rect draw:style-name="gr2" draw:text-style-name="P13" svg:width="4.573cm" svg:height="2.266cm" svg:x="10.128cm" svg:y="0.347cm"><text:p/></draw:rect><draw:frame draw:style-name="gr16" svg:width="4.044cm" svg:height="3.897cm" svg:x="10.488cm" svg:y="0.474cm"><draw:text-box><text:p><text:span text:style-name="T2">Choisir Clim :</text:span></text:p><text:p>&gt; Clim Salon </text:p><text:p>&gt; Clim S à manger </text:p><text:p>&gt; Clim Entrée</text:p><text:p>&gt; Clim Couloir </text:p><text:p/><text:p/><text:p/></draw:text-box></draw:frame></draw:g></text:p>
      <text:p text:style-name="P7"><draw:g text:anchor-type="paragraph" draw:z-index="8" draw:style-name="gr1"><draw:line draw:style-name="gr6" draw:text-style-name="P13" svg:x1="1.567cm" svg:y1="0.492cm" svg:x2="3.27cm" svg:y2="0.492cm"><text:p/></draw:line><draw:frame draw:style-name="gr8" svg:width="1.287cm" svg:height="1.463cm" svg:x="0.053cm" svg:y="0.153cm"><draw:text-box><text:p>paramètres</text:p></draw:text-box></draw:frame></draw:g><draw:g text:anchor-type="paragraph" draw:z-index="9" draw:style-name="gr1"><draw:rect draw:style-name="gr2" draw:text-style-name="P13" svg:width="4.573cm" svg:height="2.266cm" svg:x="3.545cm" svg:y="0.093cm"><text:p/></draw:rect><draw:frame draw:style-name="gr12" svg:width="4.044cm" svg:height="4.384cm" svg:x="3.905cm" svg:y="0.22cm"><draw:text-box><text:p><text:span text:style-name="T2">Paramètres :</text:span></text:p><text:p>&gt; Clim</text:p><text:p>&gt; Excedent PV</text:p><text:p>&gt; Vacances</text:p><text:p>&gt; Appairage</text:p><text:p>&gt; ResetGénéral </text:p><text:p/><text:p/><text:p/></draw:text-box></draw:frame></draw:g><draw:frame text:anchor-type="paragraph" draw:z-index="16" draw:style-name="gr17" svg:width="0.974cm" svg:height="0.976cm" svg:x="8.731cm" svg:y="0.443cm"><draw:text-box><text:p>Clim</text:p></draw:text-box></draw:frame></text:p>
      <text:p text:style-name="P7"/>
      <text:p text:style-name="P7"><draw:line text:anchor-type="paragraph" draw:z-index="13" draw:style-name="gr11" draw:text-style-name="P13" svg:x1="8.117cm" svg:y1="0.079cm" svg:x2="10.022cm" svg:y2="0.079cm"><text:p/></draw:lin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text:anchor-type="paragraph" draw:z-index="17" draw:style-name="gr17" svg:width="1.694cm" svg:height="0.976cm" svg:x="0.773cm" svg:y="0.083cm"><draw:text-box><text:p>Clim Salon</text:p></draw:text-box></draw:frame><draw:frame text:anchor-type="paragraph" draw:z-index="21" draw:style-name="gr17" svg:width="1.694cm" svg:height="0.976cm" svg:x="7.398cm" svg:y="0.25cm"><draw:text-box><text:p>Cons Temp J</text:p></draw:text-box></draw:frame><draw:g text:anchor-type="paragraph" draw:z-index="22" draw:style-name="gr1"><draw:rect draw:style-name="gr2" draw:text-style-name="P13" svg:width="4.573cm" svg:height="2.266cm" svg:x="8.985cm" svg:y="0.113cm"><text:p/></draw:rect><draw:frame draw:style-name="gr5" svg:width="4.044cm" svg:height="3.41cm" svg:x="9.345cm" svg:y="0.24cm"><draw:text-box><text:p><text:span text:style-name="T2">Saisir Temp :</text:span></text:p><text:p>&gt; <text:s/>...</text:p><text:p/><text:p><text:s/></text:p><text:p/><text:p/><text:p/></draw:text-box></draw:frame></draw:g></text:p>
      <text:p text:style-name="P7"><draw:g text:anchor-type="paragraph" draw:z-index="19" draw:style-name="gr1"><draw:rect draw:style-name="gr2" draw:text-style-name="P13" svg:width="4.573cm" svg:height="2.266cm" svg:x="2.466cm" svg:y="0.092cm"><text:p/></draw:rect><draw:frame draw:style-name="gr18" svg:width="4.044cm" svg:height="2.924cm" svg:x="2.826cm" svg:y="0.219cm"><draw:text-box><text:p><text:span text:style-name="T2">Choisir Clim :</text:span></text:p><text:p>&gt; Cons Temp J</text:p><text:p>&gt; Cons Temp N</text:p><text:p>&gt; Deb Jour</text:p><text:p>&gt; Deb Nuit</text:p><text:p/></draw:text-box></draw:frame></draw:g></text:p>
      <text:p text:style-name="P7"><draw:line text:anchor-type="paragraph" draw:z-index="18" draw:style-name="gr11" draw:text-style-name="P13" svg:x1="0.349cm" svg:y1="0.372cm" svg:x2="2.254cm" svg:y2="0.372cm"><text:p/></draw:line><draw:line text:anchor-type="paragraph" draw:z-index="20" draw:style-name="gr11" draw:text-style-name="P13" svg:x1="7.038cm" svg:y1="0.437cm" svg:x2="8.943cm" svg:y2="0.437cm"><text:p/></draw:line></text:p>
      <text:p text:style-name="P7"/>
      <text:p text:style-name="P7"/>
      <text:p text:style-name="P7"/>
      <text:p text:style-name="P7"/>
      <text:p text:style-name="P7"/>
      <text:h text:style-name="Heading_20_3" text:outline-level="3">Excédent PV</text:h>
      <text:p text:style-name="Text_20_body"><draw:frame text:anchor-type="paragraph" draw:z-index="26" draw:style-name="gr20" draw:text-style-name="P15" svg:width="2.604cm" svg:height="1.098cm" svg:x="12.816cm" svg:y="0.182cm"><draw:text-box><text:p><text:span text:style-name="T10">Char PrioClim[4]</text:span></text:p><text:p><text:span text:style-name="T10">// contient les ID par ordre de prio</text:span></text:p></draw:text-box></draw:frame></text:p>
      <text:p text:style-name="P7"><draw:frame text:anchor-type="paragraph" draw:z-index="30" draw:style-name="gr17" svg:width="1.694cm" svg:height="0.976cm" svg:x="9.451cm" svg:y="0.39cm"><draw:text-box><text:p>Ordre Prio</text:p></draw:text-box></draw:frame></text:p>
      <text:p text:style-name="P7"><draw:g text:anchor-type="paragraph" draw:z-index="28" draw:style-name="gr1"><draw:rect draw:style-name="gr2" draw:text-style-name="P13" svg:width="4.996cm" svg:height="2.266cm" svg:x="4.117cm" svg:y="0.316cm"><text:p/></draw:rect><draw:frame draw:style-name="gr19" svg:width="4.418cm" svg:height="4.871cm" svg:x="4.51cm" svg:y="0.443cm"><draw:text-box><text:p><text:span text:style-name="T2">Excédent PV</text:span></text:p><text:p>&gt; Ordre Priorité</text:p><text:p>&gt; Delta °C</text:p><text:p/><text:p><text:s/></text:p><text:p/><text:p/><text:p/></draw:text-box></draw:frame></draw:g><draw:g text:anchor-type="paragraph" draw:z-index="25" draw:style-name="gr1"><draw:rect draw:style-name="gr2" draw:text-style-name="P13" svg:width="4.996cm" svg:height="2.266cm" svg:x="11.335cm" svg:y="0.261cm"><text:p/></draw:rect><draw:frame draw:style-name="gr19" svg:width="4.418cm" svg:height="4.871cm" svg:x="11.728cm" svg:y="0.388cm"><draw:text-box><text:p><text:span text:style-name="T2">Choisir ordre priorité</text:span></text:p><text:p>&gt; SaM/Salon/Ent/Couloir</text:p><text:p>&gt; Ent/Salon/SaM/Couloir</text:p><text:p>&gt; Ent/SaM/Salon/Couloir</text:p><text:p/></draw:text-box></draw:frame></draw:g></text:p>
      <text:p text:style-name="P7"><draw:frame text:anchor-type="paragraph" draw:z-index="23" draw:style-name="gr17" svg:width="1.694cm" svg:height="0.976cm" svg:x="0.773cm" svg:y="0.083cm"><draw:text-box><text:p>Excedent PV</text:p></draw:text-box></draw:frame></text:p>
      <text:p text:style-name="P7"><draw:line text:anchor-type="paragraph" draw:z-index="24" draw:style-name="gr11" draw:text-style-name="P13" svg:x1="2.085cm" svg:y1="0.182cm" svg:x2="3.99cm" svg:y2="0.182cm"><text:p/></draw:line><draw:line text:anchor-type="paragraph" draw:z-index="29" draw:style-name="gr11" draw:text-style-name="P13" svg:x1="9.26cm" svg:y1="0.12cm" svg:x2="11.165cm" svg:y2="0.12cm"><text:p/></draw:line></text:p>
      <text:p text:style-name="P7"/>
      <text:p text:style-name="P7"/>
      <text:p text:style-name="P7"/>
      <text:p text:style-name="P7"/>
      <text:p text:style-name="P7"><draw:frame text:anchor-type="paragraph" draw:z-index="32" draw:style-name="gr17" svg:width="1.99cm" svg:height="0.976cm" svg:x="9.176cm" svg:y="0.279cm"><draw:text-box><text:p>DeltaTemp</text:p></draw:text-box></draw:frame></text:p>
      <text:p text:style-name="P7"><draw:g text:anchor-type="paragraph" draw:z-index="33" draw:style-name="gr1"><draw:rect draw:style-name="gr2" draw:text-style-name="P13" svg:width="4.996cm" svg:height="2.266cm" svg:x="11.398cm" svg:y="0.342cm"><text:p/></draw:rect><draw:frame draw:style-name="gr21" svg:width="4.418cm" svg:height="1.715cm" svg:x="11.791cm" svg:y="0.469cm"><draw:text-box><text:p><text:span text:style-name="T2">Temp excédent PV</text:span></text:p><text:p>&gt; Excédent °C :</text:p><text:p/></draw:text-box></draw:frame></draw:g></text:p>
      <text:p text:style-name="P7"/>
      <text:p text:style-name="P7"/>
      <text:p text:style-name="P7"><draw:line text:anchor-type="paragraph" draw:z-index="31" draw:style-name="gr11" draw:text-style-name="P13" svg:x1="9.112cm" svg:y1="0.242cm" svg:x2="11.017cm" svg:y2="0.242cm"><text:p/></draw:line></text:p>
      <text:p text:style-name="P7"/>
      <text:p text:style-name="P7"/>
      <text:p text:style-name="P7"/>
      <text:p text:style-name="P5">l'utilisateur choisit le nombre de degrés au dessus de la consigne qu'il s'est donné.= : 1°C, 2°C, 3°C avec un maximum absolu de 22°C. Il spécifie aussi l'odre de priorité des climatisations.</text:p>
      <text:p text:style-name="P7"/>
      <text:h text:style-name="Heading_20_2" text:outline-level="2"><text:soft-page-break/>Diagnostic</text:h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>Préparation codage</text:h>
      <text:p text:style-name="P5">MNode_Principal_Run -&gt; <text:s/>(Passif)</text:p>
      <text:p text:style-name="P5">MNode_Principal_Conf -&gt; (Passif)</text:p>
      <text:p text:style-name="P5">MNode_Principal_VE -&gt; (Passif)</text:p>
      <text:p text:style-name="P5">MNode_Principal_Param -&gt; (Passif)</text:p>
      <text:p text:style-name="P5">MNode_Principal_Diag -&gt; (Passif)</text:p>
      <text:p text:style-name="P5"/>
      <text:p text:style-name="P5">====== Mode Run en entier ============</text:p>
      <text:p text:style-name="P5">MNode_Run_Mode <text:s/>(Affichage)</text:p>
      <text:p text:style-name="P5">MNode_Run_Heure (Affichage)</text:p>
      <text:p text:style-name="P5">MNode_Run_PGrid (Affichage)</text:p>
      <text:p text:style-name="P5">MNode_Run_PInv (Affichage)</text:p>
      <text:p text:style-name="P5">MNode_Run_InfoClim -&gt; <text:s/>(Passif)</text:p>
      <text:p text:style-name="P5">MNode_Run_HeureDebJ (Affichage)</text:p>
      <text:p text:style-name="P5">MNode_Run_HeureDebN (Affichage)</text:p>
      <text:p text:style-name="P5"/>
      <text:p text:style-name="P5"/>
      <text:p text:style-name="P5">MNode_InfoClim_ConsSaM <text:s/>(Affichage)</text:p>
      <text:p text:style-name="P5">MNode_InfoClim_TempSaM (Affichage)</text:p>
      <text:p text:style-name="P5">MNode_InfoClim_ConsSalon (Affichage)</text:p>
      <text:p text:style-name="P5">MNode_InfoClim_TempSalon (Affichage)</text:p>
      <text:p text:style-name="P5">MNode_InfoClim_ConsEntree <text:s/>(Affichage)</text:p>
      <text:p text:style-name="P5">MNode_InfoClim_TempEntree (Affichage)</text:p>
      <text:p text:style-name="P5">MNode_InfoClim_ConsCouloir (Affichage)</text:p>
      <text:p text:style-name="P5">MNode_InfoClim_TempCouloir (Affichage)</text:p>
      <text:p text:style-name="P5"/>
      <text:p text:style-name="P5"/>
      <text:p text:style-name="P5"/>
      <text:p text:style-name="P5">====== Mode Config en entier ============</text:p>
      <text:p text:style-name="P5">MNode_Conf_ModeOff -&gt; (saisie type OK/Discard)</text:p>
      <text:p text:style-name="P5">MNode_Conf_ModeForce -&gt; (saisie type OK/Discard)</text:p>
      <text:p text:style-name="P5">MNode_Conf_ModeVac -&gt; (saisie type OK/Discard)</text:p>
      <text:p text:style-name="P5">MNode_Conf_ModeVoyage -&gt; (saisie type OK/Discard)</text:p>
      <text:p text:style-name="P5"><text:soft-page-break/>MNode_Conf_ModeHebdo -&gt; (saisie type OK/Discard)</text:p>
      <text:p text:style-name="P5">MNode_Conf_ModeAbsJour -&gt; (saisie type OK/Discard)</text:p>
      <text:p text:style-name="P5">MNode_Conf_ModePresAM -&gt; (saisie type OK/Discard)</text:p>
      <text:p text:style-name="P5">MNode_Conf_ModePresPM -&gt; (saisie type OK/Discard)</text:p>
      <text:p text:style-name="P5"/>
      <text:p text:style-name="P5">====== Mode VE en entier ============</text:p>
      <text:p text:style-name="P5">MNode_VE-&gt; VE en charge Oui/non (saisie type yn)</text:p>
      <text:p text:style-name="P5"/>
      <text:p text:style-name="P5"/>
      <text:p text:style-name="P5">====== Mode Param en entier ============</text:p>
      <text:p text:style-name="P5">MNode_Param_Clim -&gt; (Passif)</text:p>
      <text:p text:style-name="P5">MNode_Param_ExcPV -&gt; (Passif)</text:p>
      <text:p text:style-name="P5">MNode_Param_Vac -&gt; (Passif)</text:p>
      <text:p text:style-name="P5">MNode_Param_Appairage -&gt; (Passif)</text:p>
      <text:p text:style-name="P5">MNode_Param_GenReset -&gt; (Passif)</text:p>
      <text:p text:style-name="P5"/>
      <text:p text:style-name="P5"/>
      <text:p text:style-name="P5">MNode_Clim_SaM -&gt; (Passif)</text:p>
      <text:p text:style-name="P5">MNode_Clim_Salon -&gt; (Passif)</text:p>
      <text:p text:style-name="P5">MNode_Clim_Entree -&gt; (Passif)</text:p>
      <text:p text:style-name="P5">MNode_Clim_Couloir -&gt; (Passif)</text:p>
      <text:p text:style-name="P5"/>
      <text:p text:style-name="P5">MNode_ConsTempJ -&gt; (Passif)</text:p>
      <text:p text:style-name="P5">MNode_Clim_Salon -&gt; (Passif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20" svg:d="M0 20l10-20 10 20z"/>
    <draw:marker draw:name="Arrow_20_concave" draw:display-name="Arrow concave" svg:viewBox="0 0 1131 1580" svg:d="M1013 1491l118 89-567-1580-564 1580 114-85 136-68 148-46 161-17 161 13 153 46z"/>
    <draw:marker draw:name="Extrémités_20_de_20_flèche_20_1" draw:display-name="Extrémités de flèche 1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Extrémités_20_de_20_flèche_20_2" draw:display-name="Extrémités de flèche 2" svg:viewBox="0 0 1131 1580" svg:d="M1013 1491l118 89-567-1580-564 1580 114-85 136-68 148-46 161-17 161 13 153 46z"/>
    <draw:marker draw:name="Extrémités_20_de_20_flèche_20_4" draw:display-name="Extrémités de flèche 4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Line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stroke-dash draw:name="Dash_20__28_Rounded_29_" draw:display-name="Dash (Rounded)" draw:style="round" draw:dots1="1" draw:dots1-length="201%" draw:distance="199%"/>
    <draw:stroke-dash draw:name="Dot" draw:style="rect" draw:dots1="1" draw:dots1-length="100%" draw:distance="10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style:font-name="Times New Roman" fo:font-size="12pt" fo:language="fr" fo:country="FR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30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 <text:s text:c="2"/></text:p>
      </style:header>
      <style:footer>
        <text:p text:style-name="MP2"><text:tab/><text:span text:style-name="MT1"><text:tab/></text:span><text:page-number text:select-page="current">8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3-10T15:41:44.54</dc:date>
    <meta:editing-duration>P7DT17H18M29S</meta:editing-duration>
    <meta:editing-cycles>188</meta:editing-cycles>
    <meta:generator>OpenOffice/4.1.13$Win32 OpenOffice.org_project/4113m1$Build-9810</meta:generator>
    <meta:print-date>2011-11-29T11:08:14.52</meta:print-date>
    <dc:creator>Thierry ROCACHER</dc:creator>
    <meta:document-statistic meta:table-count="0" meta:image-count="2" meta:object-count="0" meta:page-count="8" meta:paragraph-count="83" meta:word-count="601" meta:character-count="4193"/>
    <meta:user-defined meta:name="Info 1"/>
    <meta:user-defined meta:name="Info 2"/>
    <meta:user-defined meta:name="Info 3"/>
    <meta:user-defined meta:name="Info 4"/>
  </office:meta>
</office:document-meta>
</file>